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d93f"/>
    </style:style>
    <style:style style:name="P2" style:family="paragraph" style:parent-style-name="Standard">
      <style:paragraph-properties fo:text-align="center" style:justify-single-word="false"/>
      <style:text-properties officeooo:rsid="001bd93f" officeooo:paragraph-rsid="001bd9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DOS ARDUINO LM35 </text:p>
      <text:p text:style-name="P1"/>
      <text:p text:style-name="P1"/>
      <text:p text:style-name="P1">20..53;</text:p>
      <text:p text:style-name="P1">20.53;</text:p>
      <text:p text:style-name="P1">20.53;</text:p>
      <text:p text:style-name="P1">20.53;</text:p>
      <text:p text:style-name="P1">20.53;</text:p>
      <text:p text:style-name="P1">20.53;</text:p>
      <text:p text:style-name="P1">20.53;</text:p>
      <text:p text:style-name="P1">20.53;</text:p>
      <text:p text:style-name="P1">21.02;</text:p>
      <text:p text:style-name="P1">22.97;</text:p>
      <text:p text:style-name="P1">20..53;</text:p>
      <text:p text:style-name="P1">20.53;</text:p>
      <text:p text:style-name="P1">20.53;</text:p>
      <text:p text:style-name="P1">20.53;</text:p>
      <text:p text:style-name="P1">20.53;</text:p>
      <text:p text:style-name="P1">20.53;</text:p>
      <text:p text:style-name="P1">20.53;</text:p>
      <text:p text:style-name="P1">20.53;</text:p>
      <text:p text:style-name="P1">21.02;</text:p>
      <text:p text:style-name="P1">22.97;</text:p>
      <text:p text:style-name="P1">20..53;</text:p>
      <text:p text:style-name="Standard">20.53;</text:p>
      <text:p text:style-name="Standard">20.53;</text:p>
      <text:p text:style-name="Standard">20.53;</text:p>
      <text:p text:style-name="Standard">20.53;</text:p>
      <text:p text:style-name="Standard">20.53;</text:p>
      <text:p text:style-name="Standard">20.53;</text:p>
      <text:p text:style-name="Standard">20.53;</text:p>
      <text:p text:style-name="Standard">21.02;</text:p>
      <text:p text:style-name="Standard">22.97;</text:p>
      <text:p text:style-name="Standard">24.44;</text:p>
      <text:p text:style-name="Standard">25.42;</text:p>
      <text:p text:style-name="Standard">25.42;</text:p>
      <text:p text:style-name="Standard">25.90;</text:p>
      <text:p text:style-name="Standard">25.90;</text:p>
      <text:p text:style-name="Standard">25.42;</text:p>
      <text:p text:style-name="Standard">25.90;</text:p>
      <text:p text:style-name="Standard">25.90;</text:p>
      <text:p text:style-name="Standard">26.39;</text:p>
      <text:p text:style-name="Standard">26.88;</text:p>
      <text:p text:style-name="Standard">27.37;</text:p>
      <text:p text:style-name="Standard">27.86;</text:p>
      <text:p text:style-name="Standard">27.37;</text:p>
      <text:p text:style-name="Standard">27.86;</text:p>
      <text:p text:style-name="Standard">27.86;</text:p>
      <text:p text:style-name="Standard">27.86;</text:p>
      <text:p text:style-name="Standard">27.86;</text:p>
      <text:p text:style-name="Standard">28.35;</text:p>
      <text:p text:style-name="Standard">28.84;</text:p>
      <text:p text:style-name="Standard"><text:soft-page-break/>30.30;</text:p>
      <text:p text:style-name="Standard">29.33;</text:p>
      <text:p text:style-name="Standard">29.81;</text:p>
      <text:p text:style-name="Standard">29.81;</text:p>
      <text:p text:style-name="Standard">28.84;</text:p>
      <text:p text:style-name="Standard">28.35;</text:p>
      <text:p text:style-name="Standard">27.37;</text:p>
      <text:p text:style-name="Standard">26.39;</text:p>
      <text:p text:style-name="Standard">25.42;</text:p>
      <text:p text:style-name="Standard">24.44;</text:p>
      <text:p text:style-name="Standard">24.44;</text:p>
      <text:p text:style-name="Standard">24.44;</text:p>
      <text:p text:style-name="Standard">24.44;</text:p>
      <text:p text:style-name="Standard">23.95;</text:p>
      <text:p text:style-name="Standard">23.95;</text:p>
      <text:p text:style-name="Standard">24.44;</text:p>
      <text:p text:style-name="Standard">23.95;</text:p>
      <text:p text:style-name="Standard">24.44;</text:p>
      <text:p text:style-name="Standard">24.44;</text:p>
      <text:p text:style-name="Standard">24.44;</text:p>
      <text:p text:style-name="Standard">23.95;</text:p>
      <text:p text:style-name="Standard">23.46;</text:p>
      <text:p text:style-name="Standard">23.46;</text:p>
      <text:p text:style-name="Standard">23.46;</text:p>
      <text:p text:style-name="Standard">23.46;</text:p>
      <text:p text:style-name="Standard">23.46;</text:p>
      <text:p text:style-name="Standard">23.46;</text:p>
      <text:p text:style-name="Standard">23.46;</text:p>
      <text:p text:style-name="Standard">23.46;</text:p>
      <text:p text:style-name="Standard">23.46;</text:p>
      <text:p text:style-name="Standard">22.97;</text:p>
      <text:p text:style-name="Standard">22.97;</text:p>
      <text:p text:style-name="Standard">22.97;</text:p>
      <text:p text:style-name="Standard">22.97;</text:p>
      <text:p text:style-name="Standard">22.97;</text:p>
      <text:p text:style-name="Standard">22.97;</text:p>
      <text:p text:style-name="Standard">22.97;</text:p>
      <text:p text:style-name="Standard">23.46;</text:p>
      <text:p text:style-name="Standard">23.46;</text:p>
      <text:p text:style-name="Standard">22.97;</text:p>
      <text:p text:style-name="Standard">23.46;</text:p>
      <text:p text:style-name="Standard">23.46;</text:p>
      <text:p text:style-name="Standard">23.46;</text:p>
      <text:p text:style-name="Standard">23.46;</text:p>
      <text:p text:style-name="Standard">23.46;</text:p>
      <text:p text:style-name="Standard">23.46;</text:p>
      <text:p text:style-name="Standard">23.46;</text:p>
      <text:p text:style-name="Standard">23.46;</text:p>
      <text:p text:style-name="Standard">23.46;</text:p>
      <text:p text:style-name="Standard">22.97;</text:p>
      <text:p text:style-name="Standard">23.46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1:30:27.095269892</meta:creation-date>
    <dc:date>2022-11-04T11:33:42.711174079</dc:date>
    <meta:editing-duration>PT3M16S</meta:editing-duration>
    <meta:editing-cycles>1</meta:editing-cycles>
    <meta:document-statistic meta:table-count="0" meta:image-count="0" meta:object-count="0" meta:page-count="2" meta:paragraph-count="101" meta:word-count="103" meta:character-count="622" meta:non-whitespace-character-count="619"/>
    <meta:generator>LibreOffice/7.3.4.2$Linux_X86_64 LibreOffice_project/30$Build-2</meta:generator>
  </office:meta>
</office:document-meta>
</file>